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 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0 2x2x2</text:p>
          </table:table-cell>
          <table:table-cell office:value-type="float" office:value="15.265927971" calcext:value-type="float">
            <text:p>15.265927971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e relaxed</text:p>
          </table:table-cell>
          <table:table-cell office:value-type="float" office:value="-1264.08624312" calcext:value-type="float">
            <text:p>-1264.08624312</text:p>
          </table:table-cell>
        </table:table-row>
        <table:table-row table:style-name="ro1">
          <table:table-cell office:value-type="string" calcext:value-type="string">
            <text:p>a0 2x2x2</text:p>
          </table:table-cell>
          <table:table-cell table:formula="of:=[.B1]*0.529" office:value-type="float" office:value="8.075675896659" calcext:value-type="float">
            <text:p>8.075675896659</text:p>
          </table:table-cell>
          <table:table-cell office:value-type="string" calcext:value-type="string">
            <text:p>Angstro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 Forc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64.08624312" calcext:value-type="float">
            <text:p>-1264.08624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01932884280444" calcext:value-type="float">
            <text:p>0.000193288428044</text:p>
          </table:table-cell>
          <table:table-cell office:value-type="float" office:value="-1264.08619718" calcext:value-type="float">
            <text:p>-1264.08619718</text:p>
          </table:table-cell>
          <table:table-cell office:value-type="float" office:value="0.003186" calcext:value-type="float">
            <text:p>0.003186</text:p>
          </table:table-cell>
          <table:table-cell table:number-columns-repeated="3"/>
        </table:table-row>
        <table:table-row table:style-name="ro1">
          <table:table-cell office:value-type="float" office:value="0.000291721685292464" calcext:value-type="float">
            <text:p>0.000291721685292</text:p>
          </table:table-cell>
          <table:table-cell office:value-type="float" office:value="-1264.08613458" calcext:value-type="float">
            <text:p>-1264.08613458</text:p>
          </table:table-cell>
          <table:table-cell office:value-type="float" office:value="0.004951" calcext:value-type="float">
            <text:p>0.004951</text:p>
          </table:table-cell>
          <table:table-cell table:number-columns-repeated="3"/>
        </table:table-row>
        <table:table-row table:style-name="ro1">
          <table:table-cell office:value-type="float" office:value="0.000944755678447149" calcext:value-type="float">
            <text:p>0.000944755678447</text:p>
          </table:table-cell>
          <table:table-cell office:value-type="float" office:value="-1264.08542788" calcext:value-type="float">
            <text:p>-1264.08542788</text:p>
          </table:table-cell>
          <table:table-cell office:value-type="float" office:value="0.013731" calcext:value-type="float">
            <text:p>0.013731</text:p>
          </table:table-cell>
          <table:table-cell table:number-columns-repeated="3"/>
        </table:table-row>
        <table:table-row table:style-name="ro1">
          <table:table-cell office:value-type="float" office:value="0.000608646785078796" calcext:value-type="float">
            <text:p>0.000608646785079</text:p>
          </table:table-cell>
          <table:table-cell office:value-type="float" office:value="-1264.08584575" calcext:value-type="float">
            <text:p>-1264.08584575</text:p>
          </table:table-cell>
          <table:table-cell office:value-type="float" office:value="0.009804" calcext:value-type="float">
            <text:p>0.009804</text:p>
          </table:table-cell>
          <table:table-cell table:number-columns-repeated="3"/>
        </table:table-row>
        <table:table-row table:style-name="ro1">
          <table:table-cell office:value-type="float" office:value="0.000162521019968935" calcext:value-type="float">
            <text:p>0.000162521019969</text:p>
          </table:table-cell>
          <table:table-cell office:value-type="float" office:value="-1264.08620451" calcext:value-type="float">
            <text:p>-1264.08620451</text:p>
          </table:table-cell>
          <table:table-cell office:value-type="float" office:value="0.002955" calcext:value-type="float">
            <text:p>0.002955</text:p>
          </table:table-cell>
          <table:table-cell table:number-columns-repeated="3"/>
        </table:table-row>
        <table:table-row table:style-name="ro1">
          <table:table-cell office:value-type="float" office:value="0.000556400254245139" calcext:value-type="float">
            <text:p>0.000556400254245</text:p>
          </table:table-cell>
          <table:table-cell office:value-type="float" office:value="-1264.08589548" calcext:value-type="float">
            <text:p>-1264.08589548</text:p>
          </table:table-cell>
          <table:table-cell office:value-type="float" office:value="0.00891" calcext:value-type="float">
            <text:p>0.00891</text:p>
          </table:table-cell>
          <table:table-cell table:number-columns-repeated="3"/>
        </table:table-row>
        <table:table-row table:style-name="ro1">
          <table:table-cell office:value-type="float" office:value="0.00094886481883452" calcext:value-type="float">
            <text:p>0.000948864818835</text:p>
          </table:table-cell>
          <table:table-cell office:value-type="float" office:value="-1264.08540553" calcext:value-type="float">
            <text:p>-1264.08540553</text:p>
          </table:table-cell>
          <table:table-cell office:value-type="float" office:value="0.014032" calcext:value-type="float">
            <text:p>0.014032</text:p>
          </table:table-cell>
          <table:table-cell table:number-columns-repeated="3"/>
        </table:table-row>
        <table:table-row table:style-name="ro1">
          <table:table-cell office:value-type="float" office:value="0.000246334975794411" calcext:value-type="float">
            <text:p>0.000246334975794</text:p>
          </table:table-cell>
          <table:table-cell office:value-type="float" office:value="-1264.08618524" calcext:value-type="float">
            <text:p>-1264.08618524</text:p>
          </table:table-cell>
          <table:table-cell office:value-type="float" office:value="0.003466" calcext:value-type="float">
            <text:p>0.003466</text:p>
          </table:table-cell>
          <table:table-cell table:number-columns-repeated="3"/>
        </table:table-row>
        <table:table-row table:style-name="ro1">
          <table:table-cell office:value-type="float" office:value="0.000728655175764114" calcext:value-type="float">
            <text:p>0.000728655175764</text:p>
          </table:table-cell>
          <table:table-cell office:value-type="float" office:value="-1264.08573484" calcext:value-type="float">
            <text:p>-1264.08573484</text:p>
          </table:table-cell>
          <table:table-cell office:value-type="float" office:value="0.010755" calcext:value-type="float">
            <text:p>0.010755</text:p>
          </table:table-cell>
          <table:table-cell table:number-columns-repeated="3"/>
        </table:table-row>
        <table:table-row table:style-name="ro1">
          <table:table-cell office:value-type="float" office:value="0.00079787973648181" calcext:value-type="float">
            <text:p>0.000797879736482</text:p>
          </table:table-cell>
          <table:table-cell office:value-type="float" office:value="-1264.08551404" calcext:value-type="float">
            <text:p>-1264.08551404</text:p>
          </table:table-cell>
          <table:table-cell office:value-type="float" office:value="0.012964" calcext:value-type="float">
            <text:p>0.012964</text:p>
          </table:table-cell>
          <table:table-cell table:number-columns-repeated="3"/>
        </table:table-row>
        <table:table-row table:style-name="ro1">
          <table:table-cell office:value-type="float" office:value="0.000740343596596648" calcext:value-type="float">
            <text:p>0.000740343596597</text:p>
          </table:table-cell>
          <table:table-cell office:value-type="float" office:value="-1264.08557842" calcext:value-type="float">
            <text:p>-1264.08557842</text:p>
          </table:table-cell>
          <table:table-cell office:value-type="float" office:value="0.012865" calcext:value-type="float">
            <text:p>0.012865</text:p>
          </table:table-cell>
          <table:table-cell table:number-columns-repeated="3"/>
        </table:table-row>
        <table:table-row table:style-name="ro1">
          <table:table-cell office:value-type="float" office:value="0.000865436758589494" calcext:value-type="float">
            <text:p>0.000865436758589</text:p>
          </table:table-cell>
          <table:table-cell office:value-type="float" office:value="-1264.08556229" calcext:value-type="float">
            <text:p>-1264.08556229</text:p>
          </table:table-cell>
          <table:table-cell office:value-type="float" office:value="0.012319" calcext:value-type="float">
            <text:p>0.012319</text:p>
          </table:table-cell>
          <table:table-cell table:number-columns-repeated="3"/>
        </table:table-row>
        <table:table-row table:style-name="ro1">
          <table:table-cell office:value-type="float" office:value="0.000134422802244268" calcext:value-type="float">
            <text:p>0.000134422802244</text:p>
          </table:table-cell>
          <table:table-cell office:value-type="float" office:value="-1264.086218" calcext:value-type="float">
            <text:p>-1264.086218</text:p>
          </table:table-cell>
          <table:table-cell office:value-type="float" office:value="0.002265" calcext:value-type="float">
            <text:p>0.002265</text:p>
          </table:table-cell>
          <table:table-cell table:number-columns-repeated="3"/>
        </table:table-row>
        <table:table-row table:style-name="ro1">
          <table:table-cell office:value-type="float" office:value="0.000562785793829981" calcext:value-type="float">
            <text:p>0.00056278579383</text:p>
          </table:table-cell>
          <table:table-cell office:value-type="float" office:value="-1264.08591568" calcext:value-type="float">
            <text:p>-1264.08591568</text:p>
          </table:table-cell>
          <table:table-cell office:value-type="float" office:value="0.009205" calcext:value-type="float">
            <text:p>0.009205</text:p>
          </table:table-cell>
          <table:table-cell table:number-columns-repeated="3"/>
        </table:table-row>
        <table:table-row table:style-name="ro1">
          <table:table-cell office:value-type="float" office:value="0.000891536756014451" calcext:value-type="float">
            <text:p>0.000891536756014</text:p>
          </table:table-cell>
          <table:table-cell office:value-type="float" office:value="-1264.0851966" calcext:value-type="float">
            <text:p>-1264.0851966</text:p>
          </table:table-cell>
          <table:table-cell office:value-type="float" office:value="0.016511" calcext:value-type="float">
            <text:p>0.016511</text:p>
          </table:table-cell>
          <table:table-cell table:number-columns-repeated="3"/>
        </table:table-row>
        <table:table-row table:style-name="ro1">
          <table:table-cell office:value-type="float" office:value="0.000273752961373842" calcext:value-type="float">
            <text:p>0.000273752961374</text:p>
          </table:table-cell>
          <table:table-cell office:value-type="float" office:value="-1264.08612856" calcext:value-type="float">
            <text:p>-1264.08612856</text:p>
          </table:table-cell>
          <table:table-cell office:value-type="float" office:value="0.005402" calcext:value-type="float">
            <text:p>0.005402</text:p>
          </table:table-cell>
          <table:table-cell table:number-columns-repeated="3"/>
        </table:table-row>
        <table:table-row table:style-name="ro1">
          <table:table-cell office:value-type="float" office:value="0.000111699538311491" calcext:value-type="float">
            <text:p>0.000111699538311</text:p>
          </table:table-cell>
          <table:table-cell office:value-type="float" office:value="-1264.08622396" calcext:value-type="float">
            <text:p>-1264.08622396</text:p>
          </table:table-cell>
          <table:table-cell office:value-type="float" office:value="0.001811" calcext:value-type="float">
            <text:p>0.001811</text:p>
          </table:table-cell>
          <table:table-cell table:number-columns-repeated="3"/>
        </table:table-row>
        <table:table-row table:style-name="ro1">
          <table:table-cell office:value-type="float" office:value="0.000151457779315318" calcext:value-type="float">
            <text:p>0.000151457779315</text:p>
          </table:table-cell>
          <table:table-cell office:value-type="float" office:value="-1264.08621233" calcext:value-type="float">
            <text:p>-1264.08621233</text:p>
          </table:table-cell>
          <table:table-cell office:value-type="float" office:value="0.002614" calcext:value-type="float">
            <text:p>0.002614</text:p>
          </table:table-cell>
          <table:table-cell table:number-columns-repeated="3"/>
        </table:table-row>
        <table:table-row table:style-name="ro1">
          <table:table-cell office:value-type="float" office:value="0.000543622409954911" calcext:value-type="float">
            <text:p>0.000543622409955</text:p>
          </table:table-cell>
          <table:table-cell office:value-type="float" office:value="-1264.0859285" calcext:value-type="float">
            <text:p>-1264.0859285</text:p>
          </table:table-cell>
          <table:table-cell office:value-type="float" office:value="0.008657" calcext:value-type="float">
            <text:p>0.008657</text:p>
          </table:table-cell>
          <table:table-cell table:number-columns-repeated="3"/>
        </table:table-row>
        <table:table-row table:style-name="ro1">
          <table:table-cell office:value-type="float" office:value="0.00068479369089243" calcext:value-type="float">
            <text:p>0.000684793690892</text:p>
          </table:table-cell>
          <table:table-cell office:value-type="float" office:value="-1264.0857377" calcext:value-type="float">
            <text:p>-1264.0857377</text:p>
          </table:table-cell>
          <table:table-cell office:value-type="float" office:value="0.011523" calcext:value-type="float">
            <text:p>0.011523</text:p>
          </table:table-cell>
          <table:table-cell table:number-columns-repeated="3"/>
        </table:table-row>
        <table:table-row table:style-name="ro1">
          <table:table-cell office:value-type="float" office:value="0.000704347895966509" calcext:value-type="float">
            <text:p>0.000704347895967</text:p>
          </table:table-cell>
          <table:table-cell office:value-type="float" office:value="-1264.08565166" calcext:value-type="float">
            <text:p>-1264.08565166</text:p>
          </table:table-cell>
          <table:table-cell office:value-type="float" office:value="0.011936" calcext:value-type="float">
            <text:p>0.011936</text:p>
          </table:table-cell>
          <table:table-cell table:number-columns-repeated="3"/>
        </table:table-row>
        <table:table-row table:style-name="ro1">
          <table:table-cell office:value-type="float" office:value="0.000375093454813905" calcext:value-type="float">
            <text:p>0.000375093454814</text:p>
          </table:table-cell>
          <table:table-cell office:value-type="float" office:value="-1264.08607751" calcext:value-type="float">
            <text:p>-1264.08607751</text:p>
          </table:table-cell>
          <table:table-cell office:value-type="float" office:value="0.006472" calcext:value-type="float">
            <text:p>0.006472</text:p>
          </table:table-cell>
          <table:table-cell table:number-columns-repeated="3"/>
        </table:table-row>
        <table:table-row table:style-name="ro1">
          <table:table-cell office:value-type="float" office:value="0.000486636970808344" calcext:value-type="float">
            <text:p>0.000486636970808</text:p>
          </table:table-cell>
          <table:table-cell office:value-type="float" office:value="-1264.08599292" calcext:value-type="float">
            <text:p>-1264.08599292</text:p>
          </table:table-cell>
          <table:table-cell office:value-type="float" office:value="0.007533" calcext:value-type="float">
            <text:p>0.007533</text:p>
          </table:table-cell>
          <table:table-cell table:number-columns-repeated="3"/>
        </table:table-row>
        <table:table-row table:style-name="ro1">
          <table:table-cell office:value-type="float" office:value="0.000246083799293033" calcext:value-type="float">
            <text:p>0.000246083799293</text:p>
          </table:table-cell>
          <table:table-cell office:value-type="float" office:value="-1264.08618057" calcext:value-type="float">
            <text:p>-1264.08618057</text:p>
          </table:table-cell>
          <table:table-cell office:value-type="float" office:value="0.00368" calcext:value-type="float">
            <text:p>0.00368</text:p>
          </table:table-cell>
          <table:table-cell table:number-columns-repeated="3"/>
        </table:table-row>
        <table:table-row table:style-name="ro1">
          <table:table-cell office:value-type="float" office:value="0.000532604331906063" calcext:value-type="float">
            <text:p>0.000532604331906</text:p>
          </table:table-cell>
          <table:table-cell office:value-type="float" office:value="-1264.08600305" calcext:value-type="float">
            <text:p>-1264.08600305</text:p>
          </table:table-cell>
          <table:table-cell office:value-type="float" office:value="0.007713" calcext:value-type="float">
            <text:p>0.007713</text:p>
          </table:table-cell>
          <table:table-cell table:number-columns-repeated="3"/>
        </table:table-row>
        <table:table-row table:style-name="ro1">
          <table:table-cell office:value-type="float" office:value="0.000798303520237779" calcext:value-type="float">
            <text:p>0.000798303520238</text:p>
          </table:table-cell>
          <table:table-cell office:value-type="float" office:value="-1264.08561917" calcext:value-type="float">
            <text:p>-1264.08561917</text:p>
          </table:table-cell>
          <table:table-cell office:value-type="float" office:value="0.01282" calcext:value-type="float">
            <text:p>0.01282</text:p>
          </table:table-cell>
          <table:table-cell table:number-columns-repeated="3"/>
        </table:table-row>
        <table:table-row table:style-name="ro1">
          <table:table-cell office:value-type="float" office:value="0.000347144657013279" calcext:value-type="float">
            <text:p>0.000347144657013</text:p>
          </table:table-cell>
          <table:table-cell office:value-type="float" office:value="-1264.08613602" calcext:value-type="float">
            <text:p>-1264.08613602</text:p>
          </table:table-cell>
          <table:table-cell office:value-type="float" office:value="0.004908" calcext:value-type="float">
            <text:p>0.004908</text:p>
          </table:table-cell>
          <table:table-cell table:number-columns-repeated="3"/>
        </table:table-row>
        <table:table-row table:style-name="ro1">
          <table:table-cell office:value-type="float" office:value="0.000558936768251278" calcext:value-type="float">
            <text:p>0.000558936768251</text:p>
          </table:table-cell>
          <table:table-cell office:value-type="float" office:value="-1264.0858813" calcext:value-type="float">
            <text:p>-1264.0858813</text:p>
          </table:table-cell>
          <table:table-cell office:value-type="float" office:value="0.009539" calcext:value-type="float">
            <text:p>0.009539</text:p>
          </table:table-cell>
          <table:table-cell table:number-columns-repeated="3"/>
        </table:table-row>
        <table:table-row table:style-name="ro1">
          <table:table-cell office:value-type="float" office:value="0.000824708237538408" calcext:value-type="float">
            <text:p>0.000824708237538</text:p>
          </table:table-cell>
          <table:table-cell office:value-type="float" office:value="-1264.08553023" calcext:value-type="float">
            <text:p>-1264.08553023</text:p>
          </table:table-cell>
          <table:table-cell office:value-type="float" office:value="0.014498" calcext:value-type="float">
            <text:p>0.014498</text:p>
          </table:table-cell>
          <table:table-cell table:number-columns-repeated="3"/>
        </table:table-row>
        <table:table-row table:style-name="ro1">
          <table:table-cell office:value-type="float" office:value="0.000460790092094109" calcext:value-type="float">
            <text:p>0.000460790092094</text:p>
          </table:table-cell>
          <table:table-cell office:value-type="float" office:value="-1264.08602099" calcext:value-type="float">
            <text:p>-1264.08602099</text:p>
          </table:table-cell>
          <table:table-cell office:value-type="float" office:value="0.007448" calcext:value-type="float">
            <text:p>0.007448</text:p>
          </table:table-cell>
          <table:table-cell table:number-columns-repeated="3"/>
        </table:table-row>
        <table:table-row table:style-name="ro1">
          <table:table-cell office:value-type="float" office:value="0.00174237766392685" calcext:value-type="float">
            <text:p>0.001742377663927</text:p>
          </table:table-cell>
          <table:table-cell office:value-type="float" office:value="-1264.08312666" calcext:value-type="float">
            <text:p>-1264.08312666</text:p>
          </table:table-cell>
          <table:table-cell office:value-type="float" office:value="0.026961" calcext:value-type="float">
            <text:p>0.026961</text:p>
          </table:table-cell>
          <table:table-cell table:number-columns-repeated="3"/>
        </table:table-row>
        <table:table-row table:style-name="ro1">
          <table:table-cell office:value-type="float" office:value="0.00392885762349733" calcext:value-type="float">
            <text:p>0.003928857623497</text:p>
          </table:table-cell>
          <table:table-cell office:value-type="float" office:value="-1264.06986985" calcext:value-type="float">
            <text:p>-1264.06986985</text:p>
          </table:table-cell>
          <table:table-cell office:value-type="float" office:value="0.065336" calcext:value-type="float">
            <text:p>0.065336</text:p>
          </table:table-cell>
          <table:table-cell table:number-columns-repeated="3"/>
        </table:table-row>
        <table:table-row table:style-name="ro1">
          <table:table-cell office:value-type="float" office:value="0.00108687603398893" calcext:value-type="float">
            <text:p>0.001086876033989</text:p>
          </table:table-cell>
          <table:table-cell office:value-type="float" office:value="-1264.08504783" calcext:value-type="float">
            <text:p>-1264.08504783</text:p>
          </table:table-cell>
          <table:table-cell office:value-type="float" office:value="0.016328" calcext:value-type="float">
            <text:p>0.016328</text:p>
          </table:table-cell>
          <table:table-cell table:number-columns-repeated="3"/>
        </table:table-row>
        <table:table-row table:style-name="ro1">
          <table:table-cell office:value-type="float" office:value="0.00581976261172855" calcext:value-type="float">
            <text:p>0.005819762611729</text:p>
          </table:table-cell>
          <table:table-cell office:value-type="float" office:value="-1264.04492832" calcext:value-type="float">
            <text:p>-1264.04492832</text:p>
          </table:table-cell>
          <table:table-cell office:value-type="float" office:value="0.105533" calcext:value-type="float">
            <text:p>0.105533</text:p>
          </table:table-cell>
          <table:table-cell table:number-columns-repeated="3"/>
        </table:table-row>
        <table:table-row table:style-name="ro1">
          <table:table-cell office:value-type="float" office:value="0.00265249750964145" calcext:value-type="float">
            <text:p>0.002652497509641</text:p>
          </table:table-cell>
          <table:table-cell office:value-type="float" office:value="-1264.07725138" calcext:value-type="float">
            <text:p>-1264.07725138</text:p>
          </table:table-cell>
          <table:table-cell office:value-type="float" office:value="0.050325" calcext:value-type="float">
            <text:p>0.050325</text:p>
          </table:table-cell>
          <table:table-cell table:number-columns-repeated="3"/>
        </table:table-row>
        <table:table-row table:style-name="ro1">
          <table:table-cell office:value-type="float" office:value="0.00175549540682513" calcext:value-type="float">
            <text:p>0.001755495406825</text:p>
          </table:table-cell>
          <table:table-cell office:value-type="float" office:value="-1264.08337727" calcext:value-type="float">
            <text:p>-1264.08337727</text:p>
          </table:table-cell>
          <table:table-cell office:value-type="float" office:value="0.026952" calcext:value-type="float">
            <text:p>0.026952</text:p>
          </table:table-cell>
          <table:table-cell table:number-columns-repeated="3"/>
        </table:table-row>
        <table:table-row table:style-name="ro1">
          <table:table-cell office:value-type="float" office:value="0.00390021570153307" calcext:value-type="float">
            <text:p>0.003900215701533</text:p>
          </table:table-cell>
          <table:table-cell office:value-type="float" office:value="-1264.06973375" calcext:value-type="float">
            <text:p>-1264.06973375</text:p>
          </table:table-cell>
          <table:table-cell office:value-type="float" office:value="0.066745" calcext:value-type="float">
            <text:p>0.066745</text:p>
          </table:table-cell>
          <table:table-cell table:number-columns-repeated="3"/>
        </table:table-row>
        <table:table-row table:style-name="ro1">
          <table:table-cell office:value-type="float" office:value="0.00619712191678829" calcext:value-type="float">
            <text:p>0.006197121916788</text:p>
          </table:table-cell>
          <table:table-cell office:value-type="float" office:value="-1264.05113243" calcext:value-type="float">
            <text:p>-1264.05113243</text:p>
          </table:table-cell>
          <table:table-cell office:value-type="float" office:value="0.091164" calcext:value-type="float">
            <text:p>0.091164</text:p>
          </table:table-cell>
          <table:table-cell table:number-columns-repeated="3"/>
        </table:table-row>
        <table:table-row table:style-name="ro1">
          <table:table-cell office:value-type="float" office:value="0.000978029882354894" calcext:value-type="float">
            <text:p>0.000978029882355</text:p>
          </table:table-cell>
          <table:table-cell office:value-type="float" office:value="-1264.08518094" calcext:value-type="float">
            <text:p>-1264.08518094</text:p>
          </table:table-cell>
          <table:table-cell office:value-type="float" office:value="0.016039" calcext:value-type="float">
            <text:p>0.016039</text:p>
          </table:table-cell>
          <table:table-cell table:number-columns-repeated="3"/>
        </table:table-row>
        <table:table-row table:style-name="ro1">
          <table:table-cell office:value-type="float" office:value="0.00219778370428033" calcext:value-type="float">
            <text:p>0.00219778370428</text:p>
          </table:table-cell>
          <table:table-cell office:value-type="float" office:value="-1264.08140588" calcext:value-type="float">
            <text:p>-1264.08140588</text:p>
          </table:table-cell>
          <table:table-cell office:value-type="float" office:value="0.031831" calcext:value-type="float">
            <text:p>0.031831</text:p>
          </table:table-cell>
          <table:table-cell table:number-columns-repeated="3"/>
        </table:table-row>
        <table:table-row table:style-name="ro1">
          <table:table-cell office:value-type="float" office:value="0.00211304291359636" calcext:value-type="float">
            <text:p>0.002113042913596</text:p>
          </table:table-cell>
          <table:table-cell office:value-type="float" office:value="-1264.08143268" calcext:value-type="float">
            <text:p>-1264.08143268</text:p>
          </table:table-cell>
          <table:table-cell office:value-type="float" office:value="0.034966" calcext:value-type="float">
            <text:p>0.034966</text:p>
          </table:table-cell>
          <table:table-cell table:number-columns-repeated="3"/>
        </table:table-row>
        <table:table-row table:style-name="ro1">
          <table:table-cell office:value-type="float" office:value="0.00155359244721447" calcext:value-type="float">
            <text:p>0.001553592447214</text:p>
          </table:table-cell>
          <table:table-cell office:value-type="float" office:value="-1264.08314721" calcext:value-type="float">
            <text:p>-1264.08314721</text:p>
          </table:table-cell>
          <table:table-cell office:value-type="float" office:value="0.029141" calcext:value-type="float">
            <text:p>0.029141</text:p>
          </table:table-cell>
          <table:table-cell table:number-columns-repeated="3"/>
        </table:table-row>
        <table:table-row table:style-name="ro1">
          <table:table-cell office:value-type="float" office:value="0.00377803314783069" calcext:value-type="float">
            <text:p>0.003778033147831</text:p>
          </table:table-cell>
          <table:table-cell office:value-type="float" office:value="-1264.06687823" calcext:value-type="float">
            <text:p>-1264.06687823</text:p>
          </table:table-cell>
          <table:table-cell office:value-type="float" office:value="0.071739" calcext:value-type="float">
            <text:p>0.071739</text:p>
          </table:table-cell>
          <table:table-cell table:number-columns-repeated="3"/>
        </table:table-row>
        <table:table-row table:style-name="ro1">
          <table:table-cell office:value-type="float" office:value="0.00484210479678339" calcext:value-type="float">
            <text:p>0.004842104796783</text:p>
          </table:table-cell>
          <table:table-cell office:value-type="float" office:value="-1264.06444312" calcext:value-type="float">
            <text:p>-1264.06444312</text:p>
          </table:table-cell>
          <table:table-cell office:value-type="float" office:value="0.0736" calcext:value-type="float">
            <text:p>0.0736</text:p>
          </table:table-cell>
          <table:table-cell table:number-columns-repeated="3"/>
        </table:table-row>
        <table:table-row table:style-name="ro1">
          <table:table-cell office:value-type="float" office:value="0.00539224223777992" calcext:value-type="float">
            <text:p>0.00539224223778</text:p>
          </table:table-cell>
          <table:table-cell office:value-type="float" office:value="-1264.05647406" calcext:value-type="float">
            <text:p>-1264.05647406</text:p>
          </table:table-cell>
          <table:table-cell office:value-type="float" office:value="0.088052" calcext:value-type="float">
            <text:p>0.088052</text:p>
          </table:table-cell>
          <table:table-cell table:number-columns-repeated="3"/>
        </table:table-row>
        <table:table-row table:style-name="ro1">
          <table:table-cell office:value-type="float" office:value="0.00160692194179355" calcext:value-type="float">
            <text:p>0.001606921941794</text:p>
          </table:table-cell>
          <table:table-cell office:value-type="float" office:value="-1264.08375067" calcext:value-type="float">
            <text:p>-1264.08375067</text:p>
          </table:table-cell>
          <table:table-cell office:value-type="float" office:value="0.025307" calcext:value-type="float">
            <text:p>0.025307</text:p>
          </table:table-cell>
          <table:table-cell table:number-columns-repeated="3"/>
        </table:table-row>
        <table:table-row table:style-name="ro1">
          <table:table-cell office:value-type="float" office:value="0.0075761336079844" calcext:value-type="float">
            <text:p>0.007576133607984</text:p>
          </table:table-cell>
          <table:table-cell office:value-type="float" office:value="-1264.03423676" calcext:value-type="float">
            <text:p>-1264.03423676</text:p>
          </table:table-cell>
          <table:table-cell office:value-type="float" office:value="0.120034" calcext:value-type="float">
            <text:p>0.120034</text:p>
          </table:table-cell>
          <table:table-cell table:number-columns-repeated="3"/>
        </table:table-row>
        <table:table-row table:style-name="ro1">
          <table:table-cell office:value-type="float" office:value="0.00444438158939997" calcext:value-type="float">
            <text:p>0.0044443815894</text:p>
          </table:table-cell>
          <table:table-cell office:value-type="float" office:value="-1264.06501286" calcext:value-type="float">
            <text:p>-1264.06501286</text:p>
          </table:table-cell>
          <table:table-cell office:value-type="float" office:value="0.074239" calcext:value-type="float">
            <text:p>0.074239</text:p>
          </table:table-cell>
          <table:table-cell table:number-columns-repeated="3"/>
        </table:table-row>
        <table:table-row table:style-name="ro1">
          <table:table-cell office:value-type="float" office:value="0.00145543598327105" calcext:value-type="float">
            <text:p>0.001455435983271</text:p>
          </table:table-cell>
          <table:table-cell office:value-type="float" office:value="-1264.08379491" calcext:value-type="float">
            <text:p>-1264.08379491</text:p>
          </table:table-cell>
          <table:table-cell office:value-type="float" office:value="0.023389" calcext:value-type="float">
            <text:p>0.023389</text:p>
          </table:table-cell>
          <table:table-cell table:number-columns-repeated="3"/>
        </table:table-row>
        <table:table-row table:style-name="ro1">
          <table:table-cell office:value-type="float" office:value="0.00451558148783907" calcext:value-type="float">
            <text:p>0.004515581487839</text:p>
          </table:table-cell>
          <table:table-cell office:value-type="float" office:value="-1264.06636198" calcext:value-type="float">
            <text:p>-1264.06636198</text:p>
          </table:table-cell>
          <table:table-cell office:value-type="float" office:value="0.071474" calcext:value-type="float">
            <text:p>0.071474</text:p>
          </table:table-cell>
          <table:table-cell table:number-columns-repeated="3"/>
        </table:table-row>
      </table:table>
      <table:table table:name="Ru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0 2x2x2</text:p>
          </table:table-cell>
          <table:table-cell office:value-type="float" office:value="14.394024" calcext:value-type="float">
            <text:p>14.394024</text:p>
          </table:table-cell>
          <table:table-cell office:value-type="string" calcext:value-type="string">
            <text:p>Bohr</text:p>
          </table:table-cell>
          <table:table-cell/>
          <table:table-cell office:value-type="string" calcext:value-type="string">
            <text:p>e relaxed</text:p>
          </table:table-cell>
          <table:table-cell office:value-type="float" office:value="-13813.30074255" calcext:value-type="float">
            <text:p>-13813.30074255</text:p>
          </table:table-cell>
        </table:table-row>
        <table:table-row table:style-name="ro1">
          <table:table-cell office:value-type="string" calcext:value-type="string">
            <text:p>a0 2x2x2</text:p>
          </table:table-cell>
          <table:table-cell table:formula="of:=[.B1]*0.529" office:value-type="float" office:value="7.614438696" calcext:value-type="float">
            <text:p>7.614438696</text:p>
          </table:table-cell>
          <table:table-cell office:value-type="string" calcext:value-type="string">
            <text:p>Angstro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 Forc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813.30074255" calcext:value-type="float">
            <text:p>-13813.30074255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</table:table-row>
        <table:table-row table:style-name="ro1">
          <table:table-cell office:value-type="float" office:value="0.000551935634118572" calcext:value-type="float">
            <text:p>0.000551935634119</text:p>
          </table:table-cell>
          <table:table-cell office:value-type="float" office:value="-13813.30000851" calcext:value-type="float">
            <text:p>-13813.30000851</text:p>
          </table:table-cell>
          <table:table-cell office:value-type="float" office:value="0.017661" calcext:value-type="float">
            <text:p>0.017661</text:p>
          </table:table-cell>
          <table:table-cell table:number-columns-repeated="3"/>
        </table:table-row>
        <table:table-row table:style-name="ro1">
          <table:table-cell office:value-type="float" office:value="0.000769146969737304" calcext:value-type="float">
            <text:p>0.000769146969737</text:p>
          </table:table-cell>
          <table:table-cell office:value-type="float" office:value="-13813.29968368" calcext:value-type="float">
            <text:p>-13813.29968368</text:p>
          </table:table-cell>
          <table:table-cell office:value-type="float" office:value="0.02121" calcext:value-type="float">
            <text:p>0.02121</text:p>
          </table:table-cell>
          <table:table-cell table:number-columns-repeated="3"/>
        </table:table-row>
        <table:table-row table:style-name="ro1">
          <table:table-cell office:value-type="float" office:value="0.00030674545519027" calcext:value-type="float">
            <text:p>0.00030674545519</text:p>
          </table:table-cell>
          <table:table-cell office:value-type="float" office:value="-13813.30049839" calcext:value-type="float">
            <text:p>-13813.30049839</text:p>
          </table:table-cell>
          <table:table-cell office:value-type="float" office:value="0.010366" calcext:value-type="float">
            <text:p>0.010366</text:p>
          </table:table-cell>
          <table:table-cell table:number-columns-repeated="3"/>
        </table:table-row>
        <table:table-row table:style-name="ro1">
          <table:table-cell office:value-type="float" office:value="0.00022656898992682" calcext:value-type="float">
            <text:p>0.000226568989927</text:p>
          </table:table-cell>
          <table:table-cell office:value-type="float" office:value="-13813.30066557" calcext:value-type="float">
            <text:p>-13813.30066557</text:p>
          </table:table-cell>
          <table:table-cell office:value-type="float" office:value="0.005832" calcext:value-type="float">
            <text:p>0.005832</text:p>
          </table:table-cell>
          <table:table-cell table:number-columns-repeated="3"/>
        </table:table-row>
        <table:table-row table:style-name="ro1">
          <table:table-cell office:value-type="float" office:value="0.000132079980613835" calcext:value-type="float">
            <text:p>0.000132079980614</text:p>
          </table:table-cell>
          <table:table-cell office:value-type="float" office:value="-13813.30070363" calcext:value-type="float">
            <text:p>-13813.30070363</text:p>
          </table:table-cell>
          <table:table-cell office:value-type="float" office:value="0.004275" calcext:value-type="float">
            <text:p>0.004275</text:p>
          </table:table-cell>
          <table:table-cell table:number-columns-repeated="3"/>
        </table:table-row>
        <table:table-row table:style-name="ro1">
          <table:table-cell office:value-type="float" office:value="0.000444703646267486" calcext:value-type="float">
            <text:p>0.000444703646267</text:p>
          </table:table-cell>
          <table:table-cell office:value-type="float" office:value="-13813.30040101" calcext:value-type="float">
            <text:p>-13813.30040101</text:p>
          </table:table-cell>
          <table:table-cell office:value-type="float" office:value="0.012847" calcext:value-type="float">
            <text:p>0.012847</text:p>
          </table:table-cell>
          <table:table-cell table:number-columns-repeated="3"/>
        </table:table-row>
        <table:table-row table:style-name="ro1">
          <table:table-cell office:value-type="float" office:value="0.000123510189253603" calcext:value-type="float">
            <text:p>0.000123510189254</text:p>
          </table:table-cell>
          <table:table-cell office:value-type="float" office:value="-13813.30071704" calcext:value-type="float">
            <text:p>-13813.30071704</text:p>
          </table:table-cell>
          <table:table-cell office:value-type="float" office:value="0.003491" calcext:value-type="float">
            <text:p>0.003491</text:p>
          </table:table-cell>
          <table:table-cell table:number-columns-repeated="3"/>
        </table:table-row>
        <table:table-row table:style-name="ro1">
          <table:table-cell office:value-type="float" office:value="0.000640115605909307" calcext:value-type="float">
            <text:p>0.000640115605909</text:p>
          </table:table-cell>
          <table:table-cell office:value-type="float" office:value="-13813.30002972" calcext:value-type="float">
            <text:p>-13813.30002972</text:p>
          </table:table-cell>
          <table:table-cell office:value-type="float" office:value="0.017909" calcext:value-type="float">
            <text:p>0.017909</text:p>
          </table:table-cell>
          <table:table-cell table:number-columns-repeated="3"/>
        </table:table-row>
        <table:table-row table:style-name="ro1">
          <table:table-cell office:value-type="float" office:value="0.000353558054679274" calcext:value-type="float">
            <text:p>0.000353558054679</text:p>
          </table:table-cell>
          <table:table-cell office:value-type="float" office:value="-13813.30052633" calcext:value-type="float">
            <text:p>-13813.30052633</text:p>
          </table:table-cell>
          <table:table-cell office:value-type="float" office:value="0.009617" calcext:value-type="float">
            <text:p>0.009617</text:p>
          </table:table-cell>
          <table:table-cell table:number-columns-repeated="3"/>
        </table:table-row>
        <table:table-row table:style-name="ro1">
          <table:table-cell office:value-type="float" office:value="0.000736733786307681" calcext:value-type="float">
            <text:p>0.000736733786308</text:p>
          </table:table-cell>
          <table:table-cell office:value-type="float" office:value="-13813.29947171" calcext:value-type="float">
            <text:p>-13813.29947171</text:p>
          </table:table-cell>
          <table:table-cell office:value-type="float" office:value="0.024062" calcext:value-type="float">
            <text:p>0.024062</text:p>
          </table:table-cell>
          <table:table-cell table:number-columns-repeated="3"/>
        </table:table-row>
        <table:table-row table:style-name="ro1">
          <table:table-cell office:value-type="float" office:value="0.000359643327981087" calcext:value-type="float">
            <text:p>0.000359643327981</text:p>
          </table:table-cell>
          <table:table-cell office:value-type="float" office:value="-13813.30048932" calcext:value-type="float">
            <text:p>-13813.30048932</text:p>
          </table:table-cell>
          <table:table-cell office:value-type="float" office:value="0.010814" calcext:value-type="float">
            <text:p>0.010814</text:p>
          </table:table-cell>
          <table:table-cell table:number-columns-repeated="3"/>
        </table:table-row>
        <table:table-row table:style-name="ro1">
          <table:table-cell office:value-type="float" office:value="0.000165445968174325" calcext:value-type="float">
            <text:p>0.000165445968174</text:p>
          </table:table-cell>
          <table:table-cell office:value-type="float" office:value="-13813.30067967" calcext:value-type="float">
            <text:p>-13813.30067967</text:p>
          </table:table-cell>
          <table:table-cell office:value-type="float" office:value="0.005509" calcext:value-type="float">
            <text:p>0.005509</text:p>
          </table:table-cell>
          <table:table-cell table:number-columns-repeated="3"/>
        </table:table-row>
        <table:table-row table:style-name="ro1">
          <table:table-cell office:value-type="float" office:value="0.00061488505155274" calcext:value-type="float">
            <text:p>0.000614885051553</text:p>
          </table:table-cell>
          <table:table-cell office:value-type="float" office:value="-13813.3000336" calcext:value-type="float">
            <text:p>-13813.3000336</text:p>
          </table:table-cell>
          <table:table-cell office:value-type="float" office:value="0.017418" calcext:value-type="float">
            <text:p>0.017418</text:p>
          </table:table-cell>
          <table:table-cell table:number-columns-repeated="3"/>
        </table:table-row>
        <table:table-row table:style-name="ro1">
          <table:table-cell office:value-type="float" office:value="0.00062590683750715" calcext:value-type="float">
            <text:p>0.000625906837507</text:p>
          </table:table-cell>
          <table:table-cell office:value-type="float" office:value="-13813.3000597" calcext:value-type="float">
            <text:p>-13813.3000597</text:p>
          </table:table-cell>
          <table:table-cell office:value-type="float" office:value="0.017578" calcext:value-type="float">
            <text:p>0.017578</text:p>
          </table:table-cell>
          <table:table-cell table:number-columns-repeated="3"/>
        </table:table-row>
        <table:table-row table:style-name="ro1">
          <table:table-cell office:value-type="float" office:value="0.000565349150319395" calcext:value-type="float">
            <text:p>0.000565349150319</text:p>
          </table:table-cell>
          <table:table-cell office:value-type="float" office:value="-13813.30007333" calcext:value-type="float">
            <text:p>-13813.30007333</text:p>
          </table:table-cell>
          <table:table-cell office:value-type="float" office:value="0.017348" calcext:value-type="float">
            <text:p>0.017348</text:p>
          </table:table-cell>
          <table:table-cell table:number-columns-repeated="3"/>
        </table:table-row>
        <table:table-row table:style-name="ro1">
          <table:table-cell office:value-type="float" office:value="0.000314823394895208" calcext:value-type="float">
            <text:p>0.000314823394895</text:p>
          </table:table-cell>
          <table:table-cell office:value-type="float" office:value="-13813.30052692" calcext:value-type="float">
            <text:p>-13813.30052692</text:p>
          </table:table-cell>
          <table:table-cell office:value-type="float" office:value="0.009879" calcext:value-type="float">
            <text:p>0.009879</text:p>
          </table:table-cell>
          <table:table-cell table:number-columns-repeated="3"/>
        </table:table-row>
        <table:table-row table:style-name="ro1">
          <table:table-cell office:value-type="float" office:value="0.000796259554407746" calcext:value-type="float">
            <text:p>0.000796259554408</text:p>
          </table:table-cell>
          <table:table-cell office:value-type="float" office:value="-13813.29919862" calcext:value-type="float">
            <text:p>-13813.29919862</text:p>
          </table:table-cell>
          <table:table-cell office:value-type="float" office:value="0.027031" calcext:value-type="float">
            <text:p>0.027031</text:p>
          </table:table-cell>
          <table:table-cell table:number-columns-repeated="3"/>
        </table:table-row>
        <table:table-row table:style-name="ro1">
          <table:table-cell office:value-type="float" office:value="0.000267999147669964" calcext:value-type="float">
            <text:p>0.00026799914767</text:p>
          </table:table-cell>
          <table:table-cell office:value-type="float" office:value="-13813.30058017" calcext:value-type="float">
            <text:p>-13813.30058017</text:p>
          </table:table-cell>
          <table:table-cell office:value-type="float" office:value="0.008899" calcext:value-type="float">
            <text:p>0.008899</text:p>
          </table:table-cell>
          <table:table-cell table:number-columns-repeated="3"/>
        </table:table-row>
        <table:table-row table:style-name="ro1">
          <table:table-cell office:value-type="float" office:value="0.000436605214402191" calcext:value-type="float">
            <text:p>0.000436605214402</text:p>
          </table:table-cell>
          <table:table-cell office:value-type="float" office:value="-13813.30036455" calcext:value-type="float">
            <text:p>-13813.30036455</text:p>
          </table:table-cell>
          <table:table-cell office:value-type="float" office:value="0.01274" calcext:value-type="float">
            <text:p>0.01274</text:p>
          </table:table-cell>
          <table:table-cell table:number-columns-repeated="3"/>
        </table:table-row>
        <table:table-row table:style-name="ro1">
          <table:table-cell office:value-type="float" office:value="0.000581235321305952" calcext:value-type="float">
            <text:p>0.000581235321306</text:p>
          </table:table-cell>
          <table:table-cell office:value-type="float" office:value="-13813.30013753" calcext:value-type="float">
            <text:p>-13813.30013753</text:p>
          </table:table-cell>
          <table:table-cell office:value-type="float" office:value="0.016304" calcext:value-type="float">
            <text:p>0.016304</text:p>
          </table:table-cell>
          <table:table-cell table:number-columns-repeated="3"/>
        </table:table-row>
        <table:table-row table:style-name="ro1">
          <table:table-cell office:value-type="float" office:value="0.000588294439043393" calcext:value-type="float">
            <text:p>0.000588294439043</text:p>
          </table:table-cell>
          <table:table-cell office:value-type="float" office:value="-13813.30009612" calcext:value-type="float">
            <text:p>-13813.30009612</text:p>
          </table:table-cell>
          <table:table-cell office:value-type="float" office:value="0.016516" calcext:value-type="float">
            <text:p>0.016516</text:p>
          </table:table-cell>
          <table:table-cell table:number-columns-repeated="3"/>
        </table:table-row>
        <table:table-row table:style-name="ro1">
          <table:table-cell office:value-type="float" office:value="0.000490584156953428" calcext:value-type="float">
            <text:p>0.000490584156953</text:p>
          </table:table-cell>
          <table:table-cell office:value-type="float" office:value="-13813.30023953" calcext:value-type="float">
            <text:p>-13813.30023953</text:p>
          </table:table-cell>
          <table:table-cell office:value-type="float" office:value="0.015485" calcext:value-type="float">
            <text:p>0.015485</text:p>
          </table:table-cell>
          <table:table-cell table:number-columns-repeated="3"/>
        </table:table-row>
        <table:table-row table:style-name="ro1">
          <table:table-cell office:value-type="float" office:value="0.000490625189633008" calcext:value-type="float">
            <text:p>0.000490625189633</text:p>
          </table:table-cell>
          <table:table-cell office:value-type="float" office:value="-13813.30028186" calcext:value-type="float">
            <text:p>-13813.30028186</text:p>
          </table:table-cell>
          <table:table-cell office:value-type="float" office:value="0.014251" calcext:value-type="float">
            <text:p>0.014251</text:p>
          </table:table-cell>
          <table:table-cell table:number-columns-repeated="3"/>
        </table:table-row>
        <table:table-row table:style-name="ro1">
          <table:table-cell office:value-type="float" office:value="0.000414539165536837" calcext:value-type="float">
            <text:p>0.000414539165537</text:p>
          </table:table-cell>
          <table:table-cell office:value-type="float" office:value="-13813.30037867" calcext:value-type="float">
            <text:p>-13813.30037867</text:p>
          </table:table-cell>
          <table:table-cell office:value-type="float" office:value="0.013345" calcext:value-type="float">
            <text:p>0.013345</text:p>
          </table:table-cell>
          <table:table-cell table:number-columns-repeated="3"/>
        </table:table-row>
        <table:table-row table:style-name="ro1">
          <table:table-cell office:value-type="float" office:value="0.000223556965841222" calcext:value-type="float">
            <text:p>0.000223556965841</text:p>
          </table:table-cell>
          <table:table-cell office:value-type="float" office:value="-13813.3006576" calcext:value-type="float">
            <text:p>-13813.3006576</text:p>
          </table:table-cell>
          <table:table-cell office:value-type="float" office:value="0.006357" calcext:value-type="float">
            <text:p>0.006357</text:p>
          </table:table-cell>
          <table:table-cell table:number-columns-repeated="3"/>
        </table:table-row>
        <table:table-row table:style-name="ro1">
          <table:table-cell office:value-type="float" office:value="0.000724814589659415" calcext:value-type="float">
            <text:p>0.000724814589659</text:p>
          </table:table-cell>
          <table:table-cell office:value-type="float" office:value="-13813.29988794" calcext:value-type="float">
            <text:p>-13813.29988794</text:p>
          </table:table-cell>
          <table:table-cell office:value-type="float" office:value="0.019984" calcext:value-type="float">
            <text:p>0.019984</text:p>
          </table:table-cell>
          <table:table-cell table:number-columns-repeated="3"/>
        </table:table-row>
        <table:table-row table:style-name="ro1">
          <table:table-cell office:value-type="float" office:value="0.000197623945992926" calcext:value-type="float">
            <text:p>0.000197623945993</text:p>
          </table:table-cell>
          <table:table-cell office:value-type="float" office:value="-13813.30065276" calcext:value-type="float">
            <text:p>-13813.30065276</text:p>
          </table:table-cell>
          <table:table-cell office:value-type="float" office:value="0.006206" calcext:value-type="float">
            <text:p>0.006206</text:p>
          </table:table-cell>
          <table:table-cell table:number-columns-repeated="3"/>
        </table:table-row>
        <table:table-row table:style-name="ro1">
          <table:table-cell office:value-type="float" office:value="0.000988436401391627" calcext:value-type="float">
            <text:p>0.000988436401392</text:p>
          </table:table-cell>
          <table:table-cell office:value-type="float" office:value="-13813.29904577" calcext:value-type="float">
            <text:p>-13813.29904577</text:p>
          </table:table-cell>
          <table:table-cell office:value-type="float" office:value="0.027961" calcext:value-type="float">
            <text:p>0.027961</text:p>
          </table:table-cell>
          <table:table-cell table:number-columns-repeated="3"/>
        </table:table-row>
        <table:table-row table:style-name="ro1">
          <table:table-cell office:value-type="float" office:value="0.00016893290732179" calcext:value-type="float">
            <text:p>0.000168932907322</text:p>
          </table:table-cell>
          <table:table-cell office:value-type="float" office:value="-13813.30069609" calcext:value-type="float">
            <text:p>-13813.30069609</text:p>
          </table:table-cell>
          <table:table-cell office:value-type="float" office:value="0.00448" calcext:value-type="float">
            <text:p>0.00448</text:p>
          </table:table-cell>
          <table:table-cell table:number-columns-repeated="3"/>
        </table:table-row>
        <table:table-row table:style-name="ro1">
          <table:table-cell office:value-type="float" office:value="0.000545171895822891" calcext:value-type="float">
            <text:p>0.000545171895823</text:p>
          </table:table-cell>
          <table:table-cell office:value-type="float" office:value="-13813.30000647" calcext:value-type="float">
            <text:p>-13813.30000647</text:p>
          </table:table-cell>
          <table:table-cell office:value-type="float" office:value="0.018532" calcext:value-type="float">
            <text:p>0.018532</text:p>
          </table:table-cell>
          <table:table-cell table:number-columns-repeated="3"/>
        </table:table-row>
        <table:table-row table:style-name="ro1">
          <table:table-cell office:value-type="float" office:value="0.0022345303771725" calcext:value-type="float">
            <text:p>0.002234530377173</text:p>
          </table:table-cell>
          <table:table-cell office:value-type="float" office:value="-13813.29175463" calcext:value-type="float">
            <text:p>-13813.29175463</text:p>
          </table:table-cell>
          <table:table-cell office:value-type="float" office:value="0.06255" calcext:value-type="float">
            <text:p>0.06255</text:p>
          </table:table-cell>
          <table:table-cell table:number-columns-repeated="3"/>
        </table:table-row>
        <table:table-row table:style-name="ro1">
          <table:table-cell office:value-type="float" office:value="0.00488793493713427" calcext:value-type="float">
            <text:p>0.004887934937134</text:p>
          </table:table-cell>
          <table:table-cell office:value-type="float" office:value="-13813.24149728" calcext:value-type="float">
            <text:p>-13813.24149728</text:p>
          </table:table-cell>
          <table:table-cell office:value-type="float" office:value="0.179561" calcext:value-type="float">
            <text:p>0.179561</text:p>
          </table:table-cell>
          <table:table-cell table:number-columns-repeated="3"/>
        </table:table-row>
        <table:table-row table:style-name="ro1">
          <table:table-cell office:value-type="float" office:value="0.00169762111614459" calcext:value-type="float">
            <text:p>0.001697621116145</text:p>
          </table:table-cell>
          <table:table-cell office:value-type="float" office:value="-13813.29438446" calcext:value-type="float">
            <text:p>-13813.29438446</text:p>
          </table:table-cell>
          <table:table-cell office:value-type="float" office:value="0.055469" calcext:value-type="float">
            <text:p>0.055469</text:p>
          </table:table-cell>
          <table:table-cell table:number-columns-repeated="3"/>
        </table:table-row>
        <table:table-row table:style-name="ro1">
          <table:table-cell office:value-type="float" office:value="0.00753260057101788" calcext:value-type="float">
            <text:p>0.007532600571018</text:p>
          </table:table-cell>
          <table:table-cell office:value-type="float" office:value="-13813.16973036" calcext:value-type="float">
            <text:p>-13813.16973036</text:p>
          </table:table-cell>
          <table:table-cell office:value-type="float" office:value="0.268542" calcext:value-type="float">
            <text:p>0.268542</text:p>
          </table:table-cell>
          <table:table-cell table:number-columns-repeated="3"/>
        </table:table-row>
        <table:table-row table:style-name="ro1">
          <table:table-cell office:value-type="float" office:value="0.00585398941429708" calcext:value-type="float">
            <text:p>0.005853989414297</text:p>
          </table:table-cell>
          <table:table-cell office:value-type="float" office:value="-13813.23457844" calcext:value-type="float">
            <text:p>-13813.23457844</text:p>
          </table:table-cell>
          <table:table-cell office:value-type="float" office:value="0.17906" calcext:value-type="float">
            <text:p>0.17906</text:p>
          </table:table-cell>
          <table:table-cell table:number-columns-repeated="3"/>
        </table:table-row>
        <table:table-row table:style-name="ro1">
          <table:table-cell office:value-type="float" office:value="0.00641209678748897" calcext:value-type="float">
            <text:p>0.006412096787489</text:p>
          </table:table-cell>
          <table:table-cell office:value-type="float" office:value="-13813.22764067" calcext:value-type="float">
            <text:p>-13813.22764067</text:p>
          </table:table-cell>
          <table:table-cell office:value-type="float" office:value="0.196824" calcext:value-type="float">
            <text:p>0.196824</text:p>
          </table:table-cell>
          <table:table-cell table:number-columns-repeated="3"/>
        </table:table-row>
        <table:table-row table:style-name="ro1">
          <table:table-cell office:value-type="float" office:value="0.00506319583710886" calcext:value-type="float">
            <text:p>0.005063195837109</text:p>
          </table:table-cell>
          <table:table-cell office:value-type="float" office:value="-13813.25225342" calcext:value-type="float">
            <text:p>-13813.25225342</text:p>
          </table:table-cell>
          <table:table-cell office:value-type="float" office:value="0.15262" calcext:value-type="float">
            <text:p>0.15262</text:p>
          </table:table-cell>
          <table:table-cell table:number-columns-repeated="3"/>
        </table:table-row>
        <table:table-row table:style-name="ro1">
          <table:table-cell office:value-type="float" office:value="0.00504258980164635" calcext:value-type="float">
            <text:p>0.005042589801646</text:p>
          </table:table-cell>
          <table:table-cell office:value-type="float" office:value="-13813.25015736" calcext:value-type="float">
            <text:p>-13813.25015736</text:p>
          </table:table-cell>
          <table:table-cell office:value-type="float" office:value="0.156246" calcext:value-type="float">
            <text:p>0.156246</text:p>
          </table:table-cell>
          <table:table-cell table:number-columns-repeated="3"/>
        </table:table-row>
        <table:table-row table:style-name="ro1">
          <table:table-cell office:value-type="float" office:value="0.00397188427128444" calcext:value-type="float">
            <text:p>0.003971884271284</text:p>
          </table:table-cell>
          <table:table-cell office:value-type="float" office:value="-13813.26094024" calcext:value-type="float">
            <text:p>-13813.26094024</text:p>
          </table:table-cell>
          <table:table-cell office:value-type="float" office:value="0.140221" calcext:value-type="float">
            <text:p>0.140221</text:p>
          </table:table-cell>
          <table:table-cell table:number-columns-repeated="3"/>
        </table:table-row>
        <table:table-row table:style-name="ro1">
          <table:table-cell office:value-type="float" office:value="0.00131463750679841" calcext:value-type="float">
            <text:p>0.001314637506798</text:p>
          </table:table-cell>
          <table:table-cell office:value-type="float" office:value="-13813.29677147" calcext:value-type="float">
            <text:p>-13813.29677147</text:p>
          </table:table-cell>
          <table:table-cell office:value-type="float" office:value="0.042366" calcext:value-type="float">
            <text:p>0.042366</text:p>
          </table:table-cell>
          <table:table-cell table:number-columns-repeated="3"/>
        </table:table-row>
        <table:table-row table:style-name="ro1">
          <table:table-cell office:value-type="float" office:value="0.00427757007298636" calcext:value-type="float">
            <text:p>0.004277570072986</text:p>
          </table:table-cell>
          <table:table-cell office:value-type="float" office:value="-13813.2648436" calcext:value-type="float">
            <text:p>-13813.2648436</text:p>
          </table:table-cell>
          <table:table-cell office:value-type="float" office:value="0.133143" calcext:value-type="float">
            <text:p>0.133143</text:p>
          </table:table-cell>
          <table:table-cell table:number-columns-repeated="3"/>
        </table:table-row>
        <table:table-row table:style-name="ro1">
          <table:table-cell office:value-type="float" office:value="0.00182578530789551" calcext:value-type="float">
            <text:p>0.001825785307896</text:p>
          </table:table-cell>
          <table:table-cell office:value-type="float" office:value="-13813.29225583" calcext:value-type="float">
            <text:p>-13813.29225583</text:p>
          </table:table-cell>
          <table:table-cell office:value-type="float" office:value="0.063914" calcext:value-type="float">
            <text:p>0.063914</text:p>
          </table:table-cell>
          <table:table-cell table:number-columns-repeated="3"/>
        </table:table-row>
        <table:table-row table:style-name="ro1">
          <table:table-cell office:value-type="float" office:value="0.00544928220274927" calcext:value-type="float">
            <text:p>0.005449282202749</text:p>
          </table:table-cell>
          <table:table-cell office:value-type="float" office:value="-13813.24459242" calcext:value-type="float">
            <text:p>-13813.24459242</text:p>
          </table:table-cell>
          <table:table-cell office:value-type="float" office:value="0.164398" calcext:value-type="float">
            <text:p>0.164398</text:p>
          </table:table-cell>
          <table:table-cell table:number-columns-repeated="3"/>
        </table:table-row>
        <table:table-row table:style-name="ro1">
          <table:table-cell office:value-type="float" office:value="0.00628617063270407" calcext:value-type="float">
            <text:p>0.006286170632704</text:p>
          </table:table-cell>
          <table:table-cell office:value-type="float" office:value="-13813.22388221" calcext:value-type="float">
            <text:p>-13813.22388221</text:p>
          </table:table-cell>
          <table:table-cell office:value-type="float" office:value="0.184721" calcext:value-type="float">
            <text:p>0.184721</text:p>
          </table:table-cell>
          <table:table-cell table:number-columns-repeated="3"/>
        </table:table-row>
        <table:table-row table:style-name="ro1">
          <table:table-cell office:value-type="float" office:value="0.0051436305529004" calcext:value-type="float">
            <text:p>0.0051436305529</text:p>
          </table:table-cell>
          <table:table-cell office:value-type="float" office:value="-13813.246164" calcext:value-type="float">
            <text:p>-13813.246164</text:p>
          </table:table-cell>
          <table:table-cell office:value-type="float" office:value="0.166293" calcext:value-type="float">
            <text:p>0.166293</text:p>
          </table:table-cell>
          <table:table-cell table:number-columns-repeated="3"/>
        </table:table-row>
        <table:table-row table:style-name="ro1">
          <table:table-cell office:value-type="float" office:value="0.0037390747946809" calcext:value-type="float">
            <text:p>0.003739074794681</text:p>
          </table:table-cell>
          <table:table-cell office:value-type="float" office:value="-13813.27897196" calcext:value-type="float">
            <text:p>-13813.27897196</text:p>
          </table:table-cell>
          <table:table-cell office:value-type="float" office:value="0.094074" calcext:value-type="float">
            <text:p>0.094074</text:p>
          </table:table-cell>
          <table:table-cell table:number-columns-repeated="3"/>
        </table:table-row>
        <table:table-row table:style-name="ro1">
          <table:table-cell office:value-type="float" office:value="0.00267972656005515" calcext:value-type="float">
            <text:p>0.002679726560055</text:p>
          </table:table-cell>
          <table:table-cell office:value-type="float" office:value="-13813.28670778" calcext:value-type="float">
            <text:p>-13813.28670778</text:p>
          </table:table-cell>
          <table:table-cell office:value-type="float" office:value="0.081974" calcext:value-type="float">
            <text:p>0.081974</text:p>
          </table:table-cell>
          <table:table-cell table:number-columns-repeated="3"/>
        </table:table-row>
        <table:table-row table:style-name="ro1">
          <table:table-cell office:value-type="float" office:value="0.00454072840016263" calcext:value-type="float">
            <text:p>0.004540728400163</text:p>
          </table:table-cell>
          <table:table-cell office:value-type="float" office:value="-13813.26427737" calcext:value-type="float">
            <text:p>-13813.26427737</text:p>
          </table:table-cell>
          <table:table-cell office:value-type="float" office:value="0.131183" calcext:value-type="float">
            <text:p>0.131183</text:p>
          </table:table-cell>
          <table:table-cell table:number-columns-repeated="3"/>
        </table:table-row>
        <table:table-row table:style-name="ro1">
          <table:table-cell office:value-type="float" office:value="0.00228898384726589" calcext:value-type="float">
            <text:p>0.002288983847266</text:p>
          </table:table-cell>
          <table:table-cell office:value-type="float" office:value="-13813.28810327" calcext:value-type="float">
            <text:p>-13813.28810327</text:p>
          </table:table-cell>
          <table:table-cell office:value-type="float" office:value="0.079515" calcext:value-type="float">
            <text:p>0.079515</text:p>
          </table:table-cell>
          <table:table-cell table:number-columns-repeated="3"/>
        </table:table-row>
        <table:table-row table:style-name="ro1">
          <table:table-cell office:value-type="float" office:value="0.00609904749031008" calcext:value-type="float">
            <text:p>0.00609904749031</text:p>
          </table:table-cell>
          <table:table-cell office:value-type="float" office:value="-13813.2415934" calcext:value-type="float">
            <text:p>-13813.2415934</text:p>
          </table:table-cell>
          <table:table-cell office:value-type="float" office:value="0.171496" calcext:value-type="float">
            <text:p>0.171496</text:p>
          </table:table-cell>
          <table:table-cell table:number-columns-repeated="3"/>
        </table:table-row>
        <table:table-row table:style-name="ro1">
          <table:table-cell office:value-type="float" office:value="0.0070015787616882" calcext:value-type="float">
            <text:p>0.007001578761688</text:p>
          </table:table-cell>
          <table:table-cell office:value-type="float" office:value="-13813.19886442" calcext:value-type="float">
            <text:p>-13813.19886442</text:p>
          </table:table-cell>
          <table:table-cell office:value-type="float" office:value="0.228063" calcext:value-type="float">
            <text:p>0.228063</text:p>
          </table:table-cell>
          <table:table-cell table:number-columns-repeated="3"/>
        </table:table-row>
        <table:table-row table:style-name="ro1">
          <table:table-cell office:value-type="float" office:value="0.0036973094594618" calcext:value-type="float">
            <text:p>0.003697309459462</text:p>
          </table:table-cell>
          <table:table-cell office:value-type="float" office:value="-13813.27631334" calcext:value-type="float">
            <text:p>-13813.27631334</text:p>
          </table:table-cell>
          <table:table-cell office:value-type="float" office:value="0.107582" calcext:value-type="float">
            <text:p>0.107582</text:p>
          </table:table-cell>
          <table:table-cell table:number-columns-repeated="3"/>
        </table:table-row>
        <table:table-row table:style-name="ro1">
          <table:table-cell office:value-type="float" office:value="0.00727312606188215" calcext:value-type="float">
            <text:p>0.007273126061882</text:p>
          </table:table-cell>
          <table:table-cell office:value-type="float" office:value="-13813.17842777" calcext:value-type="float">
            <text:p>-13813.17842777</text:p>
          </table:table-cell>
          <table:table-cell office:value-type="float" office:value="0.254937" calcext:value-type="float">
            <text:p>0.254937</text:p>
          </table:table-cell>
          <table:table-cell table:number-columns-repeated="3"/>
        </table:table-row>
        <table:table-row table:style-name="ro1">
          <table:table-cell office:value-type="float" office:value="0.00571571364292721" calcext:value-type="float">
            <text:p>0.005715713642927</text:p>
          </table:table-cell>
          <table:table-cell office:value-type="float" office:value="-13813.23655631" calcext:value-type="float">
            <text:p>-13813.23655631</text:p>
          </table:table-cell>
          <table:table-cell office:value-type="float" office:value="0.178049" calcext:value-type="float">
            <text:p>0.178049</text:p>
          </table:table-cell>
          <table:table-cell table:number-columns-repeated="3"/>
        </table:table-row>
        <table:table-row table:style-name="ro1">
          <table:table-cell office:value-type="float" office:value="0.00437056921150669" calcext:value-type="float">
            <text:p>0.004370569211507</text:p>
          </table:table-cell>
          <table:table-cell office:value-type="float" office:value="-13813.26640813" calcext:value-type="float">
            <text:p>-13813.26640813</text:p>
          </table:table-cell>
          <table:table-cell office:value-type="float" office:value="0.128892" calcext:value-type="float">
            <text:p>0.128892</text:p>
          </table:table-cell>
          <table:table-cell table:number-columns-repeated="3"/>
        </table:table-row>
        <table:table-row table:style-name="ro1">
          <table:table-cell office:value-type="float" office:value="0.00183401008046619" calcext:value-type="float">
            <text:p>0.001834010080466</text:p>
          </table:table-cell>
          <table:table-cell office:value-type="float" office:value="-13813.29421985" calcext:value-type="float">
            <text:p>-13813.29421985</text:p>
          </table:table-cell>
          <table:table-cell office:value-type="float" office:value="0.055196" calcext:value-type="float">
            <text:p>0.055196</text:p>
          </table:table-cell>
          <table:table-cell table:number-columns-repeated="3"/>
        </table:table-row>
        <table:table-row table:style-name="ro1">
          <table:table-cell office:value-type="float" office:value="0.00210740483935013" calcext:value-type="float">
            <text:p>0.00210740483935</text:p>
          </table:table-cell>
          <table:table-cell office:value-type="float" office:value="-13813.29045002" calcext:value-type="float">
            <text:p>-13813.29045002</text:p>
          </table:table-cell>
          <table:table-cell office:value-type="float" office:value="0.068501" calcext:value-type="float">
            <text:p>0.068501</text:p>
          </table:table-cell>
          <table:table-cell table:number-columns-repeated="3"/>
        </table:table-row>
        <table:table-row table:style-name="ro1">
          <table:table-cell office:value-type="float" office:value="0.00513728152878053" calcext:value-type="float">
            <text:p>0.005137281528781</text:p>
          </table:table-cell>
          <table:table-cell office:value-type="float" office:value="-13813.25956584" calcext:value-type="float">
            <text:p>-13813.25956584</text:p>
          </table:table-cell>
          <table:table-cell office:value-type="float" office:value="0.141654" calcext:value-type="float">
            <text:p>0.141654</text:p>
          </table:table-cell>
          <table:table-cell table:number-columns-repeated="3"/>
        </table:table-row>
        <table:table-row table:style-name="ro1">
          <table:table-cell office:value-type="float" office:value="0.00547112330017522" calcext:value-type="float">
            <text:p>0.005471123300175</text:p>
          </table:table-cell>
          <table:table-cell office:value-type="float" office:value="-13813.25653738" calcext:value-type="float">
            <text:p>-13813.25653738</text:p>
          </table:table-cell>
          <table:table-cell office:value-type="float" office:value="0.14519" calcext:value-type="float">
            <text:p>0.14519</text:p>
          </table:table-cell>
          <table:table-cell table:number-columns-repeated="3"/>
        </table:table-row>
        <table:table-row table:style-name="ro1">
          <table:table-cell office:value-type="float" office:value="0.00608985735751902" calcext:value-type="float">
            <text:p>0.006089857357519</text:p>
          </table:table-cell>
          <table:table-cell office:value-type="float" office:value="-13813.22464749" calcext:value-type="float">
            <text:p>-13813.22464749</text:p>
          </table:table-cell>
          <table:table-cell office:value-type="float" office:value="0.202263" calcext:value-type="float">
            <text:p>0.2022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1:06:04.146628565</meta:creation-date>
    <dc:date>2022-03-15T14:38:41.933500622</dc:date>
    <meta:editing-duration>PT2H28M44S</meta:editing-duration>
    <meta:editing-cycles>1</meta:editing-cycles>
    <meta:document-statistic meta:table-count="2" meta:cell-count="358" meta:object-count="0"/>
    <meta:generator>LibreOffice/6.0.7.3$Linux_X86_64 LibreOffice_project/00m0$Build-3</meta:generator>
  </office:meta>
</office:document-meta>
</file>